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imbusRomNo9L-Medi1" svg:font-family="NimbusRomNo9L-Medi" style:font-family-generic="system" style:font-pitch="variable"/>
    <style:font-face style:name="NimbusRomNo9L-Regu1" svg:font-family="NimbusRomNo9L-Regu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style:font-name="NimbusRomNo9L-Regu" fo:font-size="16pt" style:font-size-asian="16pt" style:font-name-complex="NimbusRomNo9L-Regu1"/>
    </style:style>
    <style:style style:name="T2" style:family="text">
      <style:text-properties style:font-name="NimbusRomNo9L-Regu" fo:font-size="14pt" style:font-size-asian="14pt" style:font-name-complex="NimbusRomNo9L-Regu1"/>
    </style:style>
    <style:style style:name="T3" style:family="text">
      <style:text-properties style:font-name="NimbusRomNo9L-Regu" style:font-name-complex="NimbusRomNo9L-Regu1"/>
    </style:style>
    <style:style style:name="T4" style:family="text">
      <style:text-properties style:font-name="NimbusRomNo9L-Regu" fo:font-size="24pt" style:font-size-asian="24pt" style:font-name-complex="NimbusRomNo9L-Regu1"/>
    </style:style>
    <style:style style:name="T5" style:family="text">
      <style:text-properties style:font-name="NimbusRomNo9L-Medi" fo:font-weight="bold" style:font-weight-asian="bold" style:font-name-complex="NimbusRomNo9L-Medi1"/>
    </style:style>
    <style:style style:name="T6" style:family="text">
      <style:text-properties fo:font-size="16pt" style:font-size-asian="16pt" style:font-name-complex="NimbusRomNo9L-Regu1"/>
    </style:style>
    <style:style style:name="T7" style:family="text">
      <style:text-properties fo:font-size="14pt" style:font-size-asian="14pt" style:font-name-complex="NimbusRomNo9L-Regu1"/>
    </style:style>
    <style:style style:name="T8" style:family="text">
      <style:text-properties style:font-name-complex="NimbusRomNo9L-Regu1"/>
    </style:style>
    <style:style style:name="T9" style:family="text">
      <style:text-properties fo:font-size="24pt" style:font-size-asian="24pt" style:font-name-complex="NimbusRomNo9L-Regu1"/>
    </style:style>
    <style:style style:name="T10" style:family="text">
      <style:text-properties fo:font-weight="bold" style:font-weight-asian="bold" style:font-name-complex="NimbusRomNo9L-Med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Szkoła Główna Gospodarstwa Wiejskiego</text:span></text:p>
      <text:p text:style-name="P1"><text:span text:style-name="T6">w Warszawie</text:span></text:p>
      <text:p text:style-name="P1"><text:span text:style-name="T6">Wydział Zastosowań Informatyki i Matematyki</text:span></text:p>
      <text:p text:style-name="P1"/>
      <text:p text:style-name="P1"><text:span text:style-name="T7">Maciej Wygoda</text:span></text:p>
      <text:p text:style-name="P1"><text:span text:style-name="T8">172407</text:span></text:p>
      <text:p text:style-name="P1"/>
      <text:p text:style-name="P1"><text:span text:style-name="T9">Implementacja sieciowej gry wideo z</text:span></text:p>
      <text:p text:style-name="P1"><text:span text:style-name="T9">wykorzystaniem silnika Unreal Engine 4</text:span></text:p>
      <text:p text:style-name="P1"/>
      <text:p text:style-name="P1"><text:span text:style-name="T6">Implementation of an online video game using Unreal Engine 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Praca dyplomowa inżynierska</text:span></text:p>
      <text:p text:style-name="P2"><text:span text:style-name="T7">na kierunku Informatyka</text:span></text:p>
      <text:p text:style-name="P2"><text:span text:style-name="T8">Praca wykonana pod kierunkiem</text:span></text:p>
      <text:p text:style-name="P2"><text:span text:style-name="T8">dr. Bartłomieja Kubicy</text:span></text:p>
      <text:p text:style-name="P2"><text:span text:style-name="T8">Wydział Zastosowań Informatyki i Matematyki</text:span></text:p>
      <text:p text:style-name="P2"><text:span text:style-name="T8">Katedra Zastosowań Informatyki</text:span></text:p>
      <text:p text:style-name="P1"/>
      <text:p text:style-name="P1"/>
      <text:p text:style-name="P1"/>
      <text:p text:style-name="P1"><text:span text:style-name="T8">Warszawa, 2018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<text:span text:style-name="T10">Streszczenie</text:span></text:p>
      <text:p text:style-name="P1"><text:span text:style-name="T10"/></text:p>
      <text:p text:style-name="P4"><text:span text:style-name="T10">Implementacja sieciowej gry wideo z wykorzystaniem silnika Unreal Engine 4</text:span></text:p>
      <text:p text:style-name="P4"><text:span text:style-name="T8">Niniejsza praca jest opisem implementacji sieciowej gry wideo pod tytułem „thesis_1“ z</text:span></text:p>
      <text:p text:style-name="P4"><text:span text:style-name="T8">wykorzystaniem silnika Unreal Engine 4. Zawiera opis silnika, prezentuje architekturę gry</text:span></text:p>
      <text:p text:style-name="P4"><text:span text:style-name="T8">oraz zastosowane rozwiązania.</text:span></text:p>
      <text:p text:style-name="P4"/>
      <text:p text:style-name="P4"><text:span text:style-name="T8">Słowa kluczowe – Unreal Engine 4, tworzenie gier wideo, gra wide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0">Summary</text:span></text:p>
      <text:p text:style-name="P1"><text:span text:style-name="T10"/></text:p>
      <text:p text:style-name="P4"><text:span text:style-name="T10">Implementation of an online video game using Unreal Engine 4</text:span></text:p>
      <text:p text:style-name="P4"><text:span text:style-name="T8">This study is a description of an implementation of an online video game „thesis_1“ using</text:span></text:p>
      <text:p text:style-name="P4"><text:span text:style-name="T8">Unreal Engine 4. It describes the engine and presents the game’s architecture and applied</text:span></text:p>
      <text:p text:style-name="P4"><text:span text:style-name="T8">solutions.</text:span></text:p>
      <text:p text:style-name="P4"/>
      <text:p text:style-name="P4"><text:span text:style-name="T8">Keywords – Unreal Engine 4, game development, gamedev, video ga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imbusRomNo9L-Medi1" svg:font-family="NimbusRomNo9L-Medi" style:font-family-generic="system" style:font-pitch="variable"/>
    <style:font-face style:name="NimbusRomNo9L-Regu1" svg:font-family="NimbusRomNo9L-Regu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pl" style:country-complex="P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Arial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" style:font-family-asian="Aria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4:48:25.305000000</dc:date>
    <meta:editing-duration>PT37S</meta:editing-duration>
    <meta:editing-cycles>1</meta:editing-cycles>
    <meta:document-statistic meta:table-count="0" meta:image-count="0" meta:object-count="0" meta:page-count="2" meta:paragraph-count="27" meta:word-count="154" meta:character-count="1106" meta:non-whitespace-character-count="977"/>
    <meta:generator>LibreOffice/5.4.1.2$Windows_X86_64 LibreOffice_project/ea7cb86e6eeb2bf3a5af73a8f7777ac570321527</meta:generator>
  </office:meta>
</office:document-meta>
</file>